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4a96" officeooo:paragraph-rsid="000d4a96"/>
    </style:style>
    <style:style style:name="P4" style:family="paragraph" style:parent-style-name="Text_20_body">
      <style:paragraph-properties fo:text-align="center" style:justify-single-word="false"/>
      <style:text-properties style:font-name="Georgia" officeooo:rsid="000d4a96" officeooo:paragraph-rsid="000d4a96"/>
    </style:style>
    <style:style style:name="P5" style:family="paragraph" style:parent-style-name="Text_20_body">
      <style:paragraph-properties fo:text-align="start" style:justify-single-word="false"/>
      <style:text-properties style:font-name="Georgia" officeooo:rsid="000d4a96" officeooo:paragraph-rsid="001093e0"/>
    </style:style>
    <style:style style:name="P6" style:family="paragraph" style:parent-style-name="Subtitle">
      <style:text-properties style:font-name="Georgia"/>
    </style:style>
    <style:style style:name="P7" style:family="paragraph" style:parent-style-name="Heading_20_1">
      <style:text-properties style:font-name="Georgia"/>
    </style:style>
    <style:style style:name="P8" style:family="paragraph" style:parent-style-name="Text_20_body">
      <style:paragraph-properties fo:text-align="start" style:justify-single-word="false"/>
      <style:text-properties style:font-name="Georgia" officeooo:rsid="001093e0" officeooo:paragraph-rsid="001093e0"/>
    </style:style>
    <style:style style:name="P9" style:family="paragraph" style:parent-style-name="Text_20_body">
      <style:paragraph-properties fo:text-align="start" style:justify-single-word="false"/>
      <style:text-properties style:font-name="Georgia" fo:font-style="normal" officeooo:rsid="0019fa8e" officeooo:paragraph-rsid="001093e0"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ec21f" officeooo:paragraph-rsid="001ec21f"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fd85b" officeooo:paragraph-rsid="001ec21f"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00556" officeooo:paragraph-rsid="001ec21f"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24bc5" officeooo:paragraph-rsid="001ec21f"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2457e8" officeooo:paragraph-rsid="00234159"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2494f8" officeooo:paragraph-rsid="00234159"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278ab1" officeooo:paragraph-rsid="00234159" style:font-style-asian="normal" style:font-style-complex="normal"/>
    </style:style>
    <style:style style:name="P17" style:family="paragraph" style:parent-style-name="Text_20_body">
      <style:paragraph-properties fo:text-align="center" style:justify-single-word="false"/>
      <style:text-properties style:font-name="Georgia" fo:font-style="normal" officeooo:rsid="003e7407" officeooo:paragraph-rsid="003e7407"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e7407" officeooo:paragraph-rsid="003e7407"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447748" officeooo:paragraph-rsid="00447748"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447748" officeooo:paragraph-rsid="0044ebb5"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47748" officeooo:paragraph-rsid="0047554d" style:font-style-asian="normal" style:font-style-complex="normal"/>
    </style:style>
    <style:style style:name="P22" style:family="paragraph" style:parent-style-name="Text_20_body">
      <style:paragraph-properties fo:text-align="center" style:justify-single-word="false"/>
      <style:text-properties style:font-name="Georgia" fo:font-style="normal" officeooo:rsid="00480efb" officeooo:paragraph-rsid="00480efb" style:font-style-asian="normal" style:font-style-complex="normal"/>
    </style:style>
    <style:style style:name="P23" style:family="paragraph" style:parent-style-name="Text_20_body">
      <style:paragraph-properties fo:text-align="start" style:justify-single-word="false"/>
      <style:text-properties style:font-name="Georgia" officeooo:rsid="001ec21f" officeooo:paragraph-rsid="001ec21f"/>
    </style:style>
    <style:style style:name="P24" style:family="paragraph" style:parent-style-name="Text_20_body">
      <style:paragraph-properties fo:text-align="center" style:justify-single-word="false"/>
      <style:text-properties style:font-name="Georgia" officeooo:rsid="00234159" officeooo:paragraph-rsid="00234159"/>
    </style:style>
    <style:style style:name="P25" style:family="paragraph" style:parent-style-name="Text_20_body">
      <style:paragraph-properties fo:text-align="start" style:justify-single-word="false"/>
      <style:text-properties style:font-name="Georgia" officeooo:rsid="00234159" officeooo:paragraph-rsid="00234159"/>
    </style:style>
    <style:style style:name="P26" style:family="paragraph" style:parent-style-name="Text_20_body">
      <style:paragraph-properties fo:text-align="center" style:justify-single-word="false"/>
      <style:text-properties style:font-name="Georgia" officeooo:rsid="00278ab1" officeooo:paragraph-rsid="00278ab1"/>
    </style:style>
    <style:style style:name="P27" style:family="paragraph" style:parent-style-name="Text_20_body">
      <style:paragraph-properties fo:text-align="start" style:justify-single-word="false"/>
      <style:text-properties style:font-name="Georgia" fo:font-style="normal" officeooo:rsid="0044ebb5" officeooo:paragraph-rsid="0044ebb5" style:font-style-asian="normal" style:font-style-complex="normal"/>
    </style:style>
    <style:style style:name="P28" style:family="paragraph" style:parent-style-name="Text_20_body">
      <style:text-properties style:font-name="Georgia" officeooo:rsid="0056c23d"/>
    </style:style>
    <style:style style:name="P29" style:family="paragraph" style:parent-style-name="Text_20_body">
      <style:text-properties style:font-name="Georgia" officeooo:rsid="00571979"/>
    </style:style>
    <style:style style:name="P30" style:family="paragraph" style:parent-style-name="Text_20_body">
      <style:paragraph-properties fo:text-align="center" style:justify-single-word="false"/>
      <style:text-properties style:font-name="Georgia" officeooo:rsid="00573bbd" officeooo:paragraph-rsid="00573bbd"/>
    </style:style>
    <style:style style:name="T1" style:family="text">
      <style:text-properties officeooo:rsid="000ea417"/>
    </style:style>
    <style:style style:name="T2" style:family="text">
      <style:text-properties officeooo:rsid="0010d504"/>
    </style:style>
    <style:style style:name="T3" style:family="text">
      <style:text-properties officeooo:rsid="0011fda3"/>
    </style:style>
    <style:style style:name="T4" style:family="text">
      <style:text-properties officeooo:rsid="00138b9c"/>
    </style:style>
    <style:style style:name="T5" style:family="text">
      <style:text-properties officeooo:rsid="0014c1ce"/>
    </style:style>
    <style:style style:name="T6" style:family="text">
      <style:text-properties officeooo:rsid="00159fce"/>
    </style:style>
    <style:style style:name="T7" style:family="text">
      <style:text-properties officeooo:rsid="00172189"/>
    </style:style>
    <style:style style:name="T8" style:family="text">
      <style:text-properties officeooo:rsid="0018a9ca"/>
    </style:style>
    <style:style style:name="T9" style:family="text">
      <style:text-properties officeooo:rsid="0018c375"/>
    </style:style>
    <style:style style:name="T10" style:family="text">
      <style:text-properties officeooo:rsid="001913f0"/>
    </style:style>
    <style:style style:name="T11" style:family="text">
      <style:text-properties fo:font-style="italic" officeooo:rsid="001913f0" style:font-style-asian="italic" style:font-style-complex="italic"/>
    </style:style>
    <style:style style:name="T12" style:family="text">
      <style:text-properties fo:font-style="italic" officeooo:rsid="001aa4d5" style:font-style-asian="italic" style:font-style-complex="italic"/>
    </style:style>
    <style:style style:name="T13" style:family="text">
      <style:text-properties fo:font-style="italic" officeooo:rsid="001fd85b" style:font-style-asian="italic" style:font-style-complex="italic"/>
    </style:style>
    <style:style style:name="T14" style:family="text">
      <style:text-properties fo:font-style="italic" officeooo:rsid="00200556" style:font-style-asian="italic" style:font-style-complex="italic"/>
    </style:style>
    <style:style style:name="T15" style:family="text">
      <style:text-properties fo:font-style="italic" officeooo:rsid="002494f8" style:font-style-asian="italic" style:font-style-complex="italic"/>
    </style:style>
    <style:style style:name="T16" style:family="text">
      <style:text-properties fo:font-style="italic" officeooo:rsid="0035daca" style:font-style-asian="italic" style:font-style-complex="italic"/>
    </style:style>
    <style:style style:name="T17" style:family="text">
      <style:text-properties fo:font-style="italic" officeooo:rsid="0036f68a" style:font-style-asian="italic" style:font-style-complex="italic"/>
    </style:style>
    <style:style style:name="T18" style:family="text">
      <style:text-properties fo:font-style="italic" officeooo:rsid="003bd2d3" style:font-style-asian="italic" style:font-style-complex="italic"/>
    </style:style>
    <style:style style:name="T19" style:family="text">
      <style:text-properties fo:font-style="italic" officeooo:rsid="0044ebb5" style:font-style-asian="italic" style:font-style-complex="italic"/>
    </style:style>
    <style:style style:name="T20" style:family="text">
      <style:text-properties fo:font-style="italic" officeooo:rsid="00500a99" style:font-style-asian="italic" style:font-style-complex="italic"/>
    </style:style>
    <style:style style:name="T21" style:family="text">
      <style:text-properties fo:font-style="italic" officeooo:rsid="00573bbd"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913f0" style:font-style-asian="normal" style:font-style-complex="normal"/>
    </style:style>
    <style:style style:name="T24" style:family="text">
      <style:text-properties fo:font-style="normal" officeooo:rsid="0019fa8e" style:font-style-asian="normal" style:font-style-complex="normal"/>
    </style:style>
    <style:style style:name="T25" style:family="text">
      <style:text-properties fo:font-style="normal" officeooo:rsid="001aa4d5" style:font-style-asian="normal" style:font-style-complex="normal"/>
    </style:style>
    <style:style style:name="T26" style:family="text">
      <style:text-properties fo:font-style="normal" officeooo:rsid="001af436" style:font-style-asian="normal" style:font-style-complex="normal"/>
    </style:style>
    <style:style style:name="T27" style:family="text">
      <style:text-properties fo:font-style="normal" officeooo:rsid="001ce720" style:font-style-asian="normal" style:font-style-complex="normal"/>
    </style:style>
    <style:style style:name="T28" style:family="text">
      <style:text-properties fo:font-style="normal" officeooo:rsid="001e275e" style:font-style-asian="normal" style:font-style-complex="normal"/>
    </style:style>
    <style:style style:name="T29" style:family="text">
      <style:text-properties fo:font-style="normal" officeooo:rsid="001fd85b" style:font-style-asian="normal" style:font-style-complex="normal"/>
    </style:style>
    <style:style style:name="T30" style:family="text">
      <style:text-properties fo:font-style="normal" officeooo:rsid="00200556" style:font-style-asian="normal" style:font-style-complex="normal"/>
    </style:style>
    <style:style style:name="T31" style:family="text">
      <style:text-properties fo:font-style="normal" officeooo:rsid="0020a0ef" style:font-style-asian="normal" style:font-style-complex="normal"/>
    </style:style>
    <style:style style:name="T32" style:family="text">
      <style:text-properties fo:font-style="normal" officeooo:rsid="00214e2a" style:font-style-asian="normal" style:font-style-complex="normal"/>
    </style:style>
    <style:style style:name="T33" style:family="text">
      <style:text-properties fo:font-style="normal" officeooo:rsid="00224bc5" style:font-style-asian="normal" style:font-style-complex="normal"/>
    </style:style>
    <style:style style:name="T34" style:family="text">
      <style:text-properties fo:font-style="normal" officeooo:rsid="002308c7" style:font-style-asian="normal" style:font-style-complex="normal"/>
    </style:style>
    <style:style style:name="T35" style:family="text">
      <style:text-properties fo:font-style="normal" officeooo:rsid="00234159" style:font-style-asian="normal" style:font-style-complex="normal"/>
    </style:style>
    <style:style style:name="T36" style:family="text">
      <style:text-properties fo:font-style="normal" officeooo:rsid="002457e8" style:font-style-asian="normal" style:font-style-complex="normal"/>
    </style:style>
    <style:style style:name="T37" style:family="text">
      <style:text-properties fo:font-style="normal" officeooo:rsid="002494f8" style:font-style-asian="normal" style:font-style-complex="normal"/>
    </style:style>
    <style:style style:name="T38" style:family="text">
      <style:text-properties fo:font-style="normal" officeooo:rsid="0024b754" style:font-style-asian="normal" style:font-style-complex="normal"/>
    </style:style>
    <style:style style:name="T39" style:family="text">
      <style:text-properties fo:font-style="normal" officeooo:rsid="00250f02" style:font-style-asian="normal" style:font-style-complex="normal"/>
    </style:style>
    <style:style style:name="T40" style:family="text">
      <style:text-properties fo:font-style="normal" officeooo:rsid="0026acd6" style:font-style-asian="normal" style:font-style-complex="normal"/>
    </style:style>
    <style:style style:name="T41" style:family="text">
      <style:text-properties fo:font-style="normal" officeooo:rsid="00278ab1" style:font-style-asian="normal" style:font-style-complex="normal"/>
    </style:style>
    <style:style style:name="T42" style:family="text">
      <style:text-properties fo:font-style="normal" officeooo:rsid="00573bbd" style:font-style-asian="normal" style:font-style-complex="normal"/>
    </style:style>
    <style:style style:name="T43" style:family="text">
      <style:text-properties officeooo:rsid="00296206"/>
    </style:style>
    <style:style style:name="T44" style:family="text">
      <style:text-properties officeooo:rsid="002ae497"/>
    </style:style>
    <style:style style:name="T45" style:family="text">
      <style:text-properties officeooo:rsid="002cb9cf"/>
    </style:style>
    <style:style style:name="T46" style:family="text">
      <style:text-properties officeooo:rsid="002d7ff3"/>
    </style:style>
    <style:style style:name="T47" style:family="text">
      <style:text-properties officeooo:rsid="002d871f"/>
    </style:style>
    <style:style style:name="T48" style:family="text">
      <style:text-properties officeooo:rsid="002dce38"/>
    </style:style>
    <style:style style:name="T49" style:family="text">
      <style:text-properties officeooo:rsid="002f0d22"/>
    </style:style>
    <style:style style:name="T50" style:family="text">
      <style:text-properties officeooo:rsid="00307125"/>
    </style:style>
    <style:style style:name="T51" style:family="text">
      <style:text-properties officeooo:rsid="003197b2"/>
    </style:style>
    <style:style style:name="T52" style:family="text">
      <style:text-properties officeooo:rsid="00325c9b"/>
    </style:style>
    <style:style style:name="T53" style:family="text">
      <style:text-properties officeooo:rsid="00342607"/>
    </style:style>
    <style:style style:name="T54" style:family="text">
      <style:text-properties officeooo:rsid="0035840d"/>
    </style:style>
    <style:style style:name="T55" style:family="text">
      <style:text-properties officeooo:rsid="00359d71"/>
    </style:style>
    <style:style style:name="T56" style:family="text">
      <style:text-properties officeooo:rsid="0035daca"/>
    </style:style>
    <style:style style:name="T57" style:family="text">
      <style:text-properties officeooo:rsid="0036f68a"/>
    </style:style>
    <style:style style:name="T58" style:family="text">
      <style:text-properties officeooo:rsid="003a24fd"/>
    </style:style>
    <style:style style:name="T59" style:family="text">
      <style:text-properties officeooo:rsid="003b5c8a"/>
    </style:style>
    <style:style style:name="T60" style:family="text">
      <style:text-properties officeooo:rsid="003ba2f3"/>
    </style:style>
    <style:style style:name="T61" style:family="text">
      <style:text-properties officeooo:rsid="003bd2d3"/>
    </style:style>
    <style:style style:name="T62" style:family="text">
      <style:text-properties officeooo:rsid="003dae68"/>
    </style:style>
    <style:style style:name="T63" style:family="text">
      <style:text-properties officeooo:rsid="003dd58c"/>
    </style:style>
    <style:style style:name="T64" style:family="text">
      <style:text-properties officeooo:rsid="003ebeda"/>
    </style:style>
    <style:style style:name="T65" style:family="text">
      <style:text-properties officeooo:rsid="00404ea2"/>
    </style:style>
    <style:style style:name="T66" style:family="text">
      <style:text-properties officeooo:rsid="00414293"/>
    </style:style>
    <style:style style:name="T67" style:family="text">
      <style:text-properties officeooo:rsid="0043215f"/>
    </style:style>
    <style:style style:name="T68" style:family="text">
      <style:text-properties officeooo:rsid="0043aa73"/>
    </style:style>
    <style:style style:name="T69" style:family="text">
      <style:text-properties officeooo:rsid="00447748"/>
    </style:style>
    <style:style style:name="T70" style:family="text">
      <style:text-properties style:font-name="Georgia"/>
    </style:style>
    <style:style style:name="T71" style:family="text">
      <style:text-properties style:font-name="Georgia" officeooo:rsid="0044ebb5"/>
    </style:style>
    <style:style style:name="T72" style:family="text">
      <style:text-properties style:font-name="Georgia" officeooo:rsid="00500a99"/>
    </style:style>
    <style:style style:name="T73" style:family="text">
      <style:text-properties style:font-name="Georgia" officeooo:rsid="00517992"/>
    </style:style>
    <style:style style:name="T74" style:family="text">
      <style:text-properties style:font-name="Georgia" officeooo:rsid="00536a69"/>
    </style:style>
    <style:style style:name="T75" style:family="text">
      <style:text-properties style:font-name="Georgia" officeooo:rsid="0054e69b"/>
    </style:style>
    <style:style style:name="T76" style:family="text">
      <style:text-properties style:font-name="Georgia" officeooo:rsid="0056c23d"/>
    </style:style>
    <style:style style:name="T77" style:family="text">
      <style:text-properties style:font-name="Georgia" officeooo:rsid="00571979"/>
    </style:style>
    <style:style style:name="T78" style:family="text">
      <style:text-properties officeooo:rsid="0044ebb5"/>
    </style:style>
    <style:style style:name="T79" style:family="text">
      <style:text-properties officeooo:rsid="0046977e"/>
    </style:style>
    <style:style style:name="T80" style:family="text">
      <style:text-properties officeooo:rsid="0047554d"/>
    </style:style>
    <style:style style:name="T81" style:family="text">
      <style:text-properties officeooo:rsid="00480efb"/>
    </style:style>
    <style:style style:name="T82" style:family="text">
      <style:text-properties officeooo:rsid="00496a5a"/>
    </style:style>
    <style:style style:name="T83" style:family="text">
      <style:text-properties officeooo:rsid="004af0cd"/>
    </style:style>
    <style:style style:name="T84" style:family="text">
      <style:text-properties officeooo:rsid="004c00c2"/>
    </style:style>
    <style:style style:name="T85" style:family="text">
      <style:text-properties officeooo:rsid="004c606f"/>
    </style:style>
    <style:style style:name="T86" style:family="text">
      <style:text-properties officeooo:rsid="004d69cb"/>
    </style:style>
    <style:style style:name="T87" style:family="text">
      <style:text-properties officeooo:rsid="004df844"/>
    </style:style>
    <style:style style:name="T88" style:family="text">
      <style:text-properties officeooo:rsid="004fb857"/>
    </style:style>
    <style:style style:name="T89" style:family="text">
      <style:text-properties officeooo:rsid="00500a99"/>
    </style:style>
    <style:style style:name="T90" style:family="text">
      <style:text-properties officeooo:rsid="00573b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 The Stars</text:p>
      <text:p text:style-name="P6">221</text:p>
      <text:p text:style-name="P4">by Kyle Eggleston</text:p>
      <text:p text:style-name="P4"/>
      <text:h text:style-name="P7" text:outline-level="1">Devices</text:h>
      <text:p text:style-name="P5"><text:tab/><text:span text:style-name="T1">Jordel worked in her father’s workshop on the planet Ashlea Prime. She always worked late after hours, it was when she was able to work on her own projects. The Dubor had a curfew, she never listened to it. As far as she was concerned, she was inside and not out on the street. She was following the letter of the law which was expected of her.</text:span></text:p>
      <text:p text:style-name="P8"><text:tab/>Her father had warned her that the new prefect wouldn’t approve of what she was doing. Technically she hadn’t left the house, the shop was attached to the house. So she was within her fair rights to work on whatever she wanted to work on. Well, as long as it wasn’t a weapon or anything like that.</text:p>
      <text:p text:style-name="P5"><text:tab/><text:span text:style-name="T2">Jordel was working on a way to escape the planet and the hold the Dubor had on her home world. Her father wouldn’t go with her of course, he would stay out of principle. If there were enemies to fight, fleeing was not an option. Jordel had to go to the stars, she just had to. </text:span><text:span text:style-name="T3">She was not of the old ways, Jordel was of a newer generation. She had her own beliefs.</text:span></text:p>
      <text:p text:style-name="P5"><text:tab/><text:span text:style-name="T4">The door opened, Jordel’s father walked into the shop. “Jordel, don’t forget to keep the light dim in here while you work. No need in catching the Dubor’s attention.” He warned. Her father was always on the lookout for his daughter. After his wife had been killed as an example of those who defy the law, he was all Jordel had.</text:span></text:p>
      <text:p text:style-name="P5"><text:tab/>“<text:span text:style-name="T5">I will papa.” Jordel said, she dimmed the light more. </text:span><text:span text:style-name="T6">Being under the oppressive hand of the Dubor was no laughing matter. Everyday was a struggle for life or death. Jordel hated this life so much. Why did they have to pick on her world to begin with? It made no sense. </text:span><text:span text:style-name="T7">She let go a frustrated sigh.</text:span></text:p>
      <text:p text:style-name="P5"><text:tab/>“<text:span text:style-name="T8">What are you tinkering with tonight, anyways?” Jordel’s father asked.</text:span></text:p>
      <text:p text:style-name="P5"><text:tab/><text:span text:style-name="T8">Jordel smiled at her work. “It’s an engine.” She said. “You remember how I made the formula last week to fuel my probe?” Her father nodded. “Well, I’m working on an engine that will take that fuel and make it usable.” She stated proudly.</text:span></text:p>
      <text:p text:style-name="P5"><text:soft-page-break/><text:tab/><text:span text:style-name="T9">Her father looked over her work. He was no scientist, but if she knew what she was doing, she could reach out to another planet. Ask them for help perhaps. If that was her intentions at least. He didn’t know for sure. The probe she had worked on was rather small. It could carry no occupants. She didn’t have enough material to create a full sized vehicle.</text:span></text:p>
      <text:p text:style-name="P5"><text:tab/>“<text:span text:style-name="T10">What do you plan to accomplish with this … probe?” Her father asked.</text:span></text:p>
      <text:p text:style-name="P5"><text:tab/><text:span text:style-name="T10">Jordel’s smile dropped. What </text:span><text:span text:style-name="T11">did</text:span><text:span text:style-name="T23"> she plan to accomplish? “I’m not sure.” She finally said after a moment of thought. “I know there is an alien space station in orbit of Shuka. They fought off the Dubor over a hundred years ago. Maybe if we contacted them, they would come to our aid?” It was wishful thinking at best. Jordel knew this. But she had to try something.</text:span></text:p>
      <text:p text:style-name="P5"><text:span text:style-name="T23"><text:tab/></text:span><text:span text:style-name="T24">Her father kissed her forehead. “My precious child.” He said. “If the Dubor saw your probe launch, they would destroy it in a manner of minutes.”</text:span></text:p>
      <text:p text:style-name="P9"><text:tab/>Jordel smiled. “I know. I’m cloaking it.”</text:p>
      <text:p text:style-name="P9"><text:tab/>Her father gasped. Cloaking technology was forbidden to posses after the Dubor arrived. They had confiscated all of such tech and destroyed it. How Jordel had that technology was beyond him. “How? All cloaking tech was destroyed and banned!” He said. “If they catch you with it, you will be killed.”</text:p>
      <text:p text:style-name="P5"><text:span text:style-name="T24"><text:tab/>Jordel’s smile dropped. “I have it hidden away papa. Don’t worry about it. It’s safe. </text:span><text:span text:style-name="T25">They will never find it.” She sounded sure of herself. But deep down inside, she wondered if she had hidden the technology well enough so the Dubor </text:span><text:span text:style-name="T12">didn’t</text:span><text:span text:style-name="T25"> find it. She wasn’t sure.</text:span></text:p>
      <text:p text:style-name="P5"><text:span text:style-name="T25"><text:tab/>“</text:span><text:span text:style-name="T26">Well I’m going to bed.” Jordel’s father said. “Don’t stay up too late. You’re in charge of opening the shop tomorrow morning.” He kissed her on the forehead again and exited the shop.</text:span></text:p>
      <text:p text:style-name="P5"><text:span text:style-name="T26"><text:tab/></text:span><text:span text:style-name="T27">Jordel got back to work on her probe. She needed to record a message, one the Shuka people and the aliens orbiting their planet could understand. Jordel wasn’t sure if they possessed technology like a universal translator or anything like that, but she hoped they did. If not, then her entire plan would have been for nothing. </text:span><text:span text:style-name="T28">She regretted not finding more metal to make the probe large enough for her to fit inside. But the breathing requirements alone would have been a nightmare. This way she didn’t need to worry about oxygen. All she had to worry about was that the radio would broadcast her message, and hopefully they would receive help because of it. She crossed her fingers.</text:span></text:p>
      <text:h text:style-name="P7" text:outline-level="1"><text:span text:style-name="T28">S</text:span><text:span text:style-name="T22">tar Hopping</text:span></text:h>
      <text:p text:style-name="P10"><text:tab/>Bert McDuff exited yet another wormhole. Again he was in orbit of Earth. He looked at the moon, there were cities on it. At least he was close to his present timeline this time, he hoped. Bert couldn’t tell for sure. His instruments didn’t tell him jack squat about anything.</text:p>
      <text:p text:style-name="P23"><text:soft-page-break/><text:span text:style-name="T22"><text:tab/>Looking down at the Earth, Bert could see it looked much worse than it did the first time he exited the wormhole and met Nokev. That Earth had been through a nuclear winter of some sort. This Earth looked like it was melting with molten magma. It was clearly not safe to land on Earth. He looked back at the moon. No wonder there were cities on it, people had fled to the moon to escape whatever hell had happened to the Earth. Setting a course for the moon, Bert hoped to get some answers and find a way back to his own time.</text:span></text:p>
      <text:p text:style-name="P23"><text:span text:style-name="T22"><text:tab/></text:span><text:span text:style-name="T29">Landing his shuttle at the entrance of a large hanger bay on the moon, Bert waited for the bay to pressurize. He didn’t want to be breathing in the vacuum of space. That would be dangerous. As he waited, several people walked by in space suits. </text:span><text:span text:style-name="T13">They came prepared.</text:span><text:span text:style-name="T29"> He thought.</text:span></text:p>
      <text:p text:style-name="P23"><text:span text:style-name="T29"><text:tab/>Then he saw </text:span><text:span text:style-name="T13">him</text:span><text:span text:style-name="T29">. Nokev. Bert sighed. Why did he always have to show up at the oddest of times? Couldn’t he just travel in space by himself without worrying about who he was going to run into? This Nokev guy was really starting to get on his nerves, and Bert showed it plain as day.</text:span></text:p>
      <text:p text:style-name="P11"><text:tab/>Finally the bay pressurized. Opening the cockpit door, Bert hopped out of the shuttle. He walked up to Nokev who removed his helmet. “You son of a bitch!” Bert yelled.</text:p>
      <text:p text:style-name="P11"><text:tab/>Nokev put his hands up. “Not my doing.” He said. “I offered you a nice place to relax and enjoy the rest of your life. But no, you didn’t want my help. What did you do? You scuttled off as fast as <text:s/>you could without looking back.” He pointed at the Earth. “Things got worse after you left Bert. It’s now one thousand years into your future. Oh things got way worse.”</text:p>
      <text:p text:style-name="P23"><text:span text:style-name="T29"><text:tab/></text:span><text:span text:style-name="T30">Bert was shocked. </text:span><text:span text:style-name="T14">All of this happened in a mere two hundred years?</text:span><text:span text:style-name="T30"> He pondered what it all meant. “How could so much damage occur in that space of time?”</text:span></text:p>
      <text:p text:style-name="P12"><text:tab/>Nokev shook his head and shrugged. “I don’t know Bert. I don’t know. But I do know that if you had listened to me, you would have lived another sixty or so years free of any worry about anything. Now look at you. You’re worried about the Earth, aren’t you.”</text:p>
      <text:p text:style-name="P23"><text:span text:style-name="T30"><text:tab/>“Duh.” Bert said. “The Earth I knew wasn’t like this. It was peaceful. Green. Lush. You could go for a walk and not get burned by working on magma!” He was clearly upset. “I need a wormhole that will take me </text:span><text:span text:style-name="T14">back</text:span><text:span text:style-name="T30"> in time, not </text:span><text:span text:style-name="T14">forward</text:span><text:span text:style-name="T30">.” Bert said. “Can you help me do that or not?”</text:span></text:p>
      <text:p text:style-name="P23"><text:span text:style-name="T30"><text:tab/>Nokev thought about it for a moment and sighed. “I can help you do that.” He said. “But it will likely cost you something. Might even take ten years off your lifespan. There’s no way of telling what will happen. Time travel is so unpredictable you see. I cannot tell the future, I can’t say what will or won’t happen to you. You just have to live it and find out for yourself. But I can help you get to the past.” </text:span><text:span text:style-name="T31">He paused. “I’ve been working on a device since we last met just in case this happened. Come with me.”</text:span></text:p>
      <text:p text:style-name="P23"><text:soft-page-break/><text:span text:style-name="T31"><text:tab/></text:span><text:span text:style-name="T32">They exited the hanger bay. </text:span><text:span text:style-name="T33">Bert pulled out a device from his pocket and pressed it. The shuttle beeped. Nokev turned in surprise. “What was that?”</text:span></text:p>
      <text:p text:style-name="P13"><text:tab/>“Car alarm.” Bert chuckled. “Come on, let’s go.”</text:p>
      <text:p text:style-name="P23"><text:span text:style-name="T33"><text:tab/></text:span><text:span text:style-name="T35">Nokev shook his head as t</text:span><text:span text:style-name="T34">hey continued walking.</text:span></text:p>
      <text:p text:style-name="P23"><text:span text:style-name="T34"/></text:p>
      <text:p text:style-name="P24"><text:span text:style-name="T34">* </text:span><text:span text:style-name="T22">* *</text:span></text:p>
      <text:p text:style-name="P26"/>
      <text:p text:style-name="P25"><text:span text:style-name="T22"><text:tab/></text:span><text:span text:style-name="T36">The Starcaster Tavern was unusually empty for a Friday night. Nokev and Bert found a table quite easily. A waitress soon appeared.</text:span></text:p>
      <text:p text:style-name="P14"><text:tab/>“What can I get you?” She asked.</text:p>
      <text:p text:style-name="P14"><text:tab/>Nokev smiled “Hey Gertrude, I’ll have a draft beer.” He said.</text:p>
      <text:p text:style-name="P14"><text:tab/>Bert nodded. “That sounds nice.”</text:p>
      <text:p text:style-name="P25"><text:span text:style-name="T36"><text:tab/>“You’ll love it.” Nokev said. “I found out about it about a year ago, been hooked ever since. They grow the ingredients in our hydroponics bay. Which is against regs, but I guess they slide the government money from time to time and that covers it.” He shrugged. “What do I know though. </text:span><text:span text:style-name="T37">I’m just the </text:span><text:span text:style-name="T15">alien</text:span><text:span text:style-name="T37">.</text:span><text:span text:style-name="T36">” </text:span><text:span text:style-name="T37">He shook his head.</text:span></text:p>
      <text:p text:style-name="P15"><text:tab/>Gertrude smiled. “I’ll be right back with those drinks.”</text:p>
      <text:p text:style-name="P25"><text:span text:style-name="T37"><text:tab/>Picking up a pretzel, Bert ate it. It was salty, just like a pretzel should be. “</text:span><text:span text:style-name="T38">At least some things don’t change.” He smiled at the thought. </text:span><text:span text:style-name="T39">Looking around, he saw other humans enjoying their time. Nokev was the only alien in the tavern.</text:span></text:p>
      <text:p text:style-name="P25"><text:span text:style-name="T39"><text:tab/></text:span><text:span text:style-name="T40">Moments later Gertrude brought two glasses and a pitcher of draft beer. “Here you go.” She said. Setting the glasses and pitcher down on the table, she smiled. “Let me know if you need anything else.” She walked away.</text:span></text:p>
      <text:p text:style-name="P25"><text:span text:style-name="T40"><text:tab/></text:span><text:span text:style-name="T41">Pouring beer into the two glasses, Bert smiled. He tasted the beer. It was a little on the bitter side. But he enjoyed it. “Woah, what’s the percent of alcohol on this?” He asked.</text:span></text:p>
      <text:p text:style-name="P16"><text:tab/>Nokev shook his head. “I have no idea. But it sure does give me a good buzz.” He drank from his glass as well. <text:span text:style-name="T43">He looked around the tavern. </text:span><text:span text:style-name="T44">In the corner were a group of guys who just got off work from the mines. It was amazing, the things they found in the moon.</text:span></text:p>
      <text:p text:style-name="P16"><text:tab/>“<text:span text:style-name="T45">So,” Bert said between drinks. “What exactly happened to the Earth? Don’t tell me you don’t know. You were here!” He exclaimed. </text:span><text:span text:style-name="T46">Bert waited for an answer.</text:span></text:p>
      <text:p text:style-name="P16"><text:tab/><text:span text:style-name="T47">Nokev took a sip of his drink. How could he get out of this question? It was the last question he wanted to answer right now. But there didn’t seem to be any way around it.</text:span></text:p>
      <text:p text:style-name="P16"><text:soft-page-break/><text:tab/><text:span text:style-name="T48">Looking into the bottom of his glass, Nokev looked for the answer that he was supposed to tell Bert. He could have just told Bert to look up the archives and find out for himself. But he was asking Nokev directly. Nokev could do nothing but answer his question. </text:span><text:span text:style-name="T49">He sighed.</text:span></text:p>
      <text:p text:style-name="P16"><text:tab/>“<text:span text:style-name="T49">Okay, look. It’s like this.” Nokev said. “</text:span><text:span text:style-name="T50">A large meteor collided with a comet that was on a direct course for Earth. The comet made the meteor light up on fire, like hot magma. It hit the Pacific Ocean and just spread hot magma everywhere all over the Earth.” </text:span><text:span text:style-name="T51">He sighed. “It is not a pleasant story to recount. I hate it.”</text:span></text:p>
      <text:p text:style-name="P16"><text:tab/>“<text:span text:style-name="T52">Whoa …” Bert said. “That is crazy talk right there. Who knew the Earth could go through so much more turmoil than it already had.” He paused. “Hey, wait a second. If there were still people living on the moon, why did you build a shelter in the middle of nowhere on Earth?!”</text:span></text:p>
      <text:p text:style-name="P16"><text:tab/><text:span text:style-name="T52">Nokev coughed. “Yeah, not my best work.” He said. “</text:span><text:span text:style-name="T53">I was working with limited resources you see. I didn’t stay long there myself, I’ve been living on the moon for one hundred and fifty years.”</text:span></text:p>
      <text:p text:style-name="P16"><text:tab/>“ … <text:span text:style-name="T54">And this wormhole device you’re working on.” Bert continued. “You say it will take me into the past, right? Like I could be home tomorrow.”</text:span></text:p>
      <text:p text:style-name="P16"><text:tab/><text:span text:style-name="T54">Nokev nodded. “Yeah, that’s how it works. In theory.” He said. “I haven’t had time to test it yet. I don’t know if there’s a way to come back to my own time to be honest. It could be a one way trip.” Nokev frowned. “It comes with no insurance.”</text:span></text:p>
      <text:p text:style-name="P16"><text:tab/>“<text:span text:style-name="T55">I see.” Bert said. “</text:span><text:span text:style-name="T56">Well, hand it over. I’m willing to give it a shot. I </text:span><text:span text:style-name="T16">have</text:span><text:span text:style-name="T56"> to try and get back home, to my own time.” </text:span><text:span text:style-name="T57">He was desperate to get back to Earth. </text:span><text:span text:style-name="T17">His</text:span><text:span text:style-name="T57"> Earth. Bert was tired of Earth hopping, going from Earth to Earth through time, forward in time. He just wanted to go home. Was that too much to ask? </text:span><text:span text:style-name="T58">Bert didn’t think so.</text:span></text:p>
      <text:p text:style-name="P16"><text:tab/>“<text:span text:style-name="T59">I can’t do that.” Nokev said. “Not yet at least. I am putting together a time capsule of sorts, I want you to take it back in time and give it to me. It’ll help me out more than you will ever know.” Nokev smiled.</text:span></text:p>
      <text:p text:style-name="P16"><text:tab/><text:span text:style-name="T60">Bert was confused. How would giving Nokev’s past self a bunch of … items? Help him out? Yeah, he was completely confused. “</text:span><text:span text:style-name="T61">Run that by me again? What’s in this so called </text:span><text:span text:style-name="T18">time capsule</text:span><text:span text:style-name="T61">?”</text:span></text:p>
      <text:p text:style-name="P16"><text:tab/><text:span text:style-name="T61">Nokev shrugged. “Just some odds and ends.” He said. “Nothing dangerous I promise. You’re welcome to go through all of it if you wish. I just want to help the Earth not become …” He waved his hands around. “All of this.” </text:span><text:span text:style-name="T62">Nokev paused as he reflected on it all. It was a good plan. He had lived among humans for a long time. The last thing he wanted was for their race to become extinct. “</text:span><text:span text:style-name="T63">When you live among so many people for so long, you come to respect them. You come to understand them. Shuka is not my home anymore, this is.”</text:span></text:p>
      <text:p text:style-name="P16"><text:soft-page-break/><text:tab/><text:span text:style-name="T63">Bert nodded. “Alright, I’ll let you gather your materials.” He said. “But as soon as you do, I want that device. We’ll have to find a way to make it compatible with my shuttle. I’m not sure if it will just plug and play, ya know?” He drank the rest of his beer. The pitcher was empty. They had been talking for over an hour.</text:span></text:p>
      <text:p text:style-name="P16"/>
      <text:p text:style-name="P17">* * *</text:p>
      <text:p text:style-name="P17"/>
      <text:p text:style-name="P18"><text:tab/>Two months later, Nokev and Bert were seated again at the tavern. Nokev had just finished gathering all of the materials for his time capsule he wanted Bert to give his younger self. <text:span text:style-name="T64">Bert didn’t know if younger Nokev would understand what the time capsule was all about.</text:span></text:p>
      <text:p text:style-name="P18"><text:tab/><text:span text:style-name="T65">Bert looked over the contents of the time capsule. Nokev wasn’t lying. There was nothing dangerous in it. No weapons. Some news articles about the end of the world, things like that. But nothing bad.</text:span></text:p>
      <text:p text:style-name="P18"><text:tab/>“<text:span text:style-name="T66">Okay.” Bert said. “I will take this back in time with me and give it to younger … you.” </text:span><text:span text:style-name="T67">He looked around. “So, when do we get the wormhole device and put it in my shuttle?” He asked. Bert didn’t mean to sound rude, but he had waited two whole months for this moment. Bert felt he deserved the technology that would get him home, and he wanted it now.</text:span></text:p>
      <text:p text:style-name="P18"><text:tab/><text:span text:style-name="T68">Nokev nodded his head. “We do have that agreement.” He said sipping on a glass of whiskey. “I apologize that it has taken this long to gather all of my materials. To be honest, I was not expecting you to show up when you did. I thought I had another six years. Boy was I wrong.” </text:span><text:span text:style-name="T69">Finishing his whiskey, he stood from the table and picked up the time capsule. “Let’s go.” They headed to Bert’s shuttle to install the time travel device that would take him back to his own time.</text:span></text:p>
      <text:h text:style-name="P7" text:outline-level="1">The Probe</text:h>
      <text:p text:style-name="P19"><text:tab/>Back in 2247, <text:span text:style-name="T1">Jordel </text:span>was prepping her probe for launch. Oh how she wished she could fit inside of it, she could escape her world and be free. But that would be leaving her father behind. She couldn’t do that to him. <text:span text:style-name="T1">Jordel </text:span>owed it to her father to make sure he got though all of this alive.</text:p>
      <text:p text:style-name="P20"><text:tab/><text:span text:style-name="T78">Opening the sky roof, </text:span><text:span text:style-name="T1">Jordel </text:span><text:span text:style-name="T78">looked up into the night sky. It was a beautiful night. Well, </text:span><text:span text:style-name="T19">was</text:span><text:span text:style-name="T78"> a beautiful night. A Dubor warship loomed overhead. </text:span><text:span text:style-name="T1">Jordel </text:span><text:span text:style-name="T78">sighed at the sight. She frowned. That damn warship orbited her world. Why did it have to orbit so low in their atmosphere? She was sure the exhaust from it was ruining their ozone. But the Dubor didn’t care about that. They were in charge, they didn’t care about her people.</text:span></text:p>
      <text:p text:style-name="P21"><text:soft-page-break/><text:span text:style-name="T78"><text:tab/> </text:span><text:span text:style-name="T1">Jordel </text:span><text:span text:style-name="T78">waited for the ship to pass before she fired up the probe’s reactor core. It hummed a low humming noise. She smiled at her accomplishment. Picking up a remote control device, she fired the main thrusters. The probe lifted off into space beyond her home world and towards Shuka.</text:span></text:p>
      <text:p text:style-name="P27"><text:tab/>“Come on Shuka.” She said. “Hear my plea and help us out.”</text:p>
      <text:p text:style-name="P20"><text:span text:style-name="T71"/></text:p>
      <text:p text:style-name="P22"><text:span text:style-name="T78">* </text:span>* *</text:p>
      <text:p text:style-name="P20"><text:span text:style-name="T71"/></text:p>
      <text:p text:style-name="P21"><text:span text:style-name="T78"><text:tab/></text:span><text:span text:style-name="T79">The probe made its way through space towards Shuka. As it neared Shuka’s moon it began broadcasting its programmed message. </text:span><text:span text:style-name="T80">The message was in </text:span><text:span text:style-name="T1">Jordel’</text:span><text:span text:style-name="T80">s voice. She figured it would be best if it was a person’s voice instead of some robot.</text:span></text:p>
      <text:p text:style-name="P21"><text:span text:style-name="T80"><text:tab/></text:span><text:span text:style-name="T81">Nokev was sitting in his living room. He was reading the sacred scrolls of his people. Pausing at a passage from the scroll, he turned his attention to the beeping noise of his subspace scanner. </text:span><text:span text:style-name="T82">A message was coming in scrambled.</text:span></text:p>
      <text:p text:style-name="P21"><text:span text:style-name="T82"><text:tab/>Walking over to a simple machine, Nokev tuned the frequency to clear up the incoming message. It helped make the message loud and strong. </text:span><text:span text:style-name="T83">He listened to the plea from a young woman. She was afraid of the Dubor finding out about her message. She was afraid of being found. His heart crushed for this woman whoever she was.</text:span></text:p>
      <text:p text:style-name="P21"><text:span text:style-name="T83"><text:tab/></text:span><text:span text:style-name="T84">He couldn’t just sit there and do nothing. If Obshi had taught Nokev anything, the Dubor had to be stopped from whatever it was they were up to. </text:span><text:span text:style-name="T85">Standing up, Nokev exited his dwelling where a small space craft was waiting. Entering the craft, Nokev activated its control thrusters. The craft lifted up into the air towards the probe.</text:span></text:p>
      <text:p text:style-name="P21"><text:span text:style-name="T85"><text:tab/></text:span><text:span text:style-name="T86">Minutes passed and Nokev was in orbit of Shuka. </text:span><text:span text:style-name="T87">With the probe in his sights, he activated a small tractor beam on it and pulled it inside his craft. Nokev examined the probe. </text:span><text:span text:style-name="T88">It was crude by Shuka standards, but it did make it to another planet in the star system, so there was that.</text:span></text:p>
      <text:p text:style-name="P21"><text:span text:style-name="T88"><text:tab/></text:span><text:span text:style-name="T89">Nokev had to tell </text:span><text:span text:style-name="T20">someone</text:span><text:span text:style-name="T89"> about the plea for help. Shuka wouldn’t do anything. They didn’t have the support craft to travel to another planet. He would have to go to the humans. That was Nokev’s only choice.</text:span></text:p>
      <text:h text:style-name="Heading_20_1" text:outline-level="1"><text:span text:style-name="T72">C</text:span><text:span text:style-name="T70">oming Home</text:span></text:h>
      <text:p text:style-name="Text_20_body"><text:span text:style-name="T70"><text:tab/></text:span><text:span text:style-name="T73">Bert’s shuttle exited the wormhole. He was in orbit of Shuka. “What the hell?” He asked. “This isn’t Earth!” Bert exclaimed. </text:span><text:span text:style-name="T74">He was expecting to exit the wormhole near or at least close to Earth. Seems that wasn’t the case.</text:span></text:p>
      <text:p text:style-name="Text_20_body"><text:soft-page-break/><text:span text:style-name="T75"><text:tab/>Looking out his window, he watched as Crimson Gamma came into view. Bert smiled at the sight of the station. It wasn’t Earth, but it was just as good. At least he was in somewhat the right time. If only he knew for sure, Bert wished he could just tell what year it was. </text:span><text:span text:style-name="T76">He hoped it was 2247, but there was no way of telling.</text:span></text:p>
      <text:p text:style-name="Text_20_body"><text:span text:style-name="T76"><text:tab/>“Unidentified craft.” A voice came over the wire. “You are way too close to my station. state your purpose for being here.”</text:span></text:p>
      <text:p text:style-name="P28"><text:tab/>Bert recognized the voice. “Damn.” He said. “Major O’Brien.” Bert laughed.</text:p>
      <text:p text:style-name="Text_20_body"><text:span text:style-name="T76"><text:tab/></text:span><text:span text:style-name="T77">Opening a channel, Bert answered the hail. “Jack! It’s me! Bert McDuff!”</text:span></text:p>
      <text:p text:style-name="P29"><text:tab/>O’Brien’s voice was shaky. “Bert?” He was shocked. It wasn’t that long ago <text:span text:style-name="T90">that the Fearless was lost with all hands </text:span><text:span text:style-name="T21">including</text:span><text:span text:style-name="T42"> Bert McDuff. “But how? Your ship was destroyed, all hands lost.”</text:span></text:p>
      <text:p text:style-name="P29"><text:span text:style-name="T42"><text:tab/>“It’s a long story Jack. I’ll fill you in over drinks.” Bert chuckled. “Permission to dock, sir.” He said.</text:span></text:p>
      <text:p text:style-name="P29"><text:span text:style-name="T42"><text:tab/>“Granted.” Came the reply.</text:span></text:p>
      <text:p text:style-name="P29"><text:span text:style-name="T42"><text:tab/>Bert sighed a breath of relief. He was back in his own time. It wasn’t home, but it was dang close and he could handle that. Bert watched as Crimson Gamma’s tentacles grabbed hold of his ship and guided it towards a docking port. He was safe.</text:span></text:p>
      <text:p text:style-name="P29"><text:span text:style-name="T42"><text:tab/>So the end came, one man came back to where he belonged and another man, an alien, had a responsibility to a world he did not know. Everything was coming together. It had been one hell of a year, but there was still more to come.</text:span></text:p>
      <text:p text:style-name="P29"><text:span text:style-name="T42"/></text:p>
      <text:p text:style-name="P30"><text:span text:style-name="T42">T</text:span><text:span text:style-name="T22">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8</text:page-number><text:s/>of <text:page-count>8</text:page-count>) <text:date style:data-style-name="N37" text:date-value="2026-02-13T22:53:48.994060191">02/13/26</text:dat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3T22:53:48.896495620</dc:date>
    <meta:editing-duration>PT7H19M23S</meta:editing-duration>
    <meta:editing-cycles>89</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89" meta:word-count="3464" meta:character-count="18386" meta:non-whitespace-character-count="14933"/>
  </office:meta>
</office:document-meta>
</file>